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326in" fo:margin-left="-0.0063in" fo:margin-right="-0.0014in" table:align="margins" style:writing-mode="lr-tb"/>
    </style:style>
    <style:style style:name="Table1.A" style:family="table-column">
      <style:table-column-properties style:column-width="3.4688in" style:rel-column-width="32790*"/>
    </style:style>
    <style:style style:name="Table1.B" style:family="table-column">
      <style:table-column-properties style:column-width="3.4639in" style:rel-column-width="3274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="0.0007in solid #000000" style:writing-mode="lr-tb"/>
    </style:style>
    <style:style style:name="Table1.A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.3" style:family="table-row">
      <style:table-row-properties style:min-row-height="0.7396in" style:keep-together="true" fo:keep-together="auto"/>
    </style:style>
    <style:style style:name="Table1.A4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P1" style:family="paragraph" style:parent-style-name="Table_20_Contents">
      <style:paragraph-properties style:snap-to-layout-gri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Table_20_Contents">Test Summary: <text:s text:c="2"/>Verify that user is able to login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Table_20_Contents"><text:s/>Test Description:</text:p>
            <text:p text:style-name="Table_20_Contents">This test case will validate that with valid input should redirect to user home page and with invalid input it should prompt user for invalid credentials</text:p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Table_20_Contents">Prerequisite:</text:p>
            <text:p text:style-name="Table_20_Contents">User possess login credentials</text:p>
          </table:table-cell>
          <table:covered-table-cell/>
        </table:table-row>
        <table:table-row table:style-name="Table1.1">
          <table:table-cell table:style-name="Table1.A4" office:value-type="string">
            <text:p text:style-name="Table_20_Contents">Steps</text:p>
          </table:table-cell>
          <table:table-cell table:style-name="Table1.A2" office:value-type="string">
            <text:p text:style-name="Table_20_Contents">Expected results:</text:p>
          </table:table-cell>
        </table:table-row>
        <table:table-row table:style-name="Table1.1">
          <table:table-cell table:style-name="Table1.A4" office:value-type="string">
            <text:p text:style-name="Table_20_Contents">1 Log in to Application</text:p>
          </table:table-cell>
          <table:table-cell table:style-name="Table1.A2" office:value-type="string">
            <text:p text:style-name="Table_20_Contents"><text:s/>With valid input should redirect to user home page and with invalid input it should prompt user for invalid credential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jat Jain</meta:initial-creator>
    <meta:creation-date>2017-10-06T17:48:43.72</meta:creation-date>
    <dc:date>2017-10-10T10:53:48.09</dc:date>
    <dc:creator>gaurav tak</dc:creator>
    <meta:editing-duration>PT7M43S</meta:editing-duration>
    <meta:editing-cycles>4</meta:editing-cycles>
    <meta:generator>OpenOffice/4.1.1$Win32 OpenOffice.org_project/411m6$Build-9775</meta:generator>
    <meta:document-statistic meta:table-count="1" meta:image-count="0" meta:object-count="0" meta:page-count="1" meta:paragraph-count="9" meta:word-count="70" meta:character-count="428"/>
  </office:meta>
</office:document-meta>
</file>